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16.6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13.8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671cm" fo:min-width="17.5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084cm" fo:min-width="0cm"/>
    </style:style>
    <style:style style:name="gr9" style:family="graphic" style:parent-style-name="standard">
      <style:graphic-properties svg:stroke-color="#000000" draw:fill="none" draw:fill-color="#ffffff" draw:opacity="99%" draw:textarea-horizontal-align="justify" draw:textarea-vertical-align="middle" draw:auto-grow-height="false" fo:min-height="0.639cm" fo:min-width="0cm"/>
    </style:style>
    <style:style style:name="gr10" style:family="graphic" style:parent-style-name="standard">
      <style:graphic-properties svg:stroke-color="#000000" draw:fill-color="#2a6099" draw:textarea-horizontal-align="justify" draw:textarea-vertical-align="middle" draw:auto-grow-height="false" fo:min-height="1.974cm" fo:min-width="0cm"/>
    </style:style>
    <style:style style:name="gr11" style:family="graphic" style:parent-style-name="standard">
      <style:graphic-properties svg:stroke-color="#000000" draw:fill-color="#2a6099" draw:textarea-horizontal-align="justify" draw:textarea-vertical-align="middle" draw:auto-grow-height="false" fo:min-height="0.751cm" fo:min-width="0cm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085cm" fo:min-width="0.008cm"/>
    </style:style>
    <style:style style:name="gr1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9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8.616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5.211cm" fo:min-width="13.851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671cm" fo:min-width="13.851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5.168cm"/>
    </style:style>
    <style:style style:name="gr23" style:family="graphic" style:parent-style-name="standard">
      <style:graphic-properties svg:stroke-color="#000000" draw:fill-color="#2a6099" draw:textarea-horizontal-align="justify" draw:textarea-vertical-align="middle" draw:auto-grow-height="false" fo:min-height="0.258cm" fo:min-width="4.946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32cm" fo:min-width="6.745cm"/>
    </style:style>
    <style:style style:name="gr25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3.834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0.008cm"/>
    </style:style>
    <style:style style:name="gr28" style:family="graphic" style:parent-style-name="standard">
      <style:graphic-properties draw:stroke="none" svg:stroke-color="#000000" draw:fill="none" draw:fill-color="#ffffff" fo:min-height="1.0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2a6099" fo:font-size="14pt" style:font-size-asian="14pt" style:font-size-complex="14pt"/>
    </style:style>
    <style:style style:name="P5" style:family="paragraph">
      <loext:graphic-properties draw:fill="none" draw:fill-color="#ffffff"/>
      <style:text-properties fo:color="#2a6099" fo:font-size="14pt" style:font-size-asian="14pt" style:font-size-complex="14pt"/>
    </style:style>
    <style:style style:name="P6" style:family="paragraph">
      <loext:graphic-properties draw:fill="none" draw:fill-color="#ffffff" draw:opacity="99%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T1" style:family="text">
      <style:text-properties fo:color="#2a609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45cm" svg:height="1.651cm" svg:x="1.508cm" svg:y="24.114cm">
          <text:p text:style-name="P1">SDLInputHandler.h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1cm" svg:height="1.397cm" svg:x="11.033cm" svg:y="26.146cm">
          <draw:text-box>
            <text:p>pollInputs()</text:p>
          </draw:text-box>
        </draw:frame>
        <draw:custom-shape draw:style-name="gr3" draw:text-style-name="P2" draw:layer="layout" svg:width="14.351cm" svg:height="3.302cm" svg:x="3.159cm" svg:y="17.51cm">
          <text:p text:style-name="P1">EventManager.h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962cm" svg:x="11.033cm" svg:y="21.755cm">
          <draw:text-box>
            <text:p>queue()</text:p>
          </draw:text-box>
        </draw:frame>
        <draw:custom-shape draw:style-name="gr5" draw:text-style-name="P2" draw:layer="layout" svg:width="18.034cm" svg:height="2.921cm" svg:x="1.508cm" svg:y="3.66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4.064cm" svg:height="0.806cm" svg:x="5.191cm" svg:y="26.229cm">
          <draw:text-box>
            <text:p text:style-name="P4"><text:span text:style-name="T1">SDL raw events</text:span></text:p>
          </draw:text-box>
        </draw:frame>
        <draw:frame draw:style-name="gr7" draw:text-style-name="P5" draw:layer="layout" svg:width="4.445cm" svg:height="1.361cm" svg:x="5.191cm" svg:y="21.701cm">
          <draw:text-box>
            <text:p text:style-name="P4"><text:span text:style-name="T1">Engine input </text:span><text:span text:style-name="T1">events</text:span></text:p>
          </draw:text-box>
        </draw:frame>
        <draw:custom-shape draw:style-name="gr8" draw:text-style-name="P2" draw:layer="layout" svg:width="0.889cm" svg:height="2.667cm" svg:x="10.144cm" svg:y="21.0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381cm" svg:height="1.016cm" svg:x="10.398cm" svg:y="26.1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0.889cm" svg:height="2.54cm" svg:x="9.001cm" svg:y="21.0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0.381cm" svg:height="1.143cm" svg:x="9.255cm" svg:y="26.01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4.351cm" svg:height="3.302cm" svg:x="3.032cm" svg:y="10.398cm">
          <text:p text:style-name="P1">InputManager.h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89cm" svg:height="2.667cm" svg:x="13.192cm" svg:y="14.3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3.937cm" svg:height="1.27cm" svg:x="14.208cm" svg:y="14.97cm">
          <draw:text-box>
            <text:p>subscribe()</text:p>
          </draw:text-box>
        </draw:frame>
        <draw:custom-shape draw:style-name="gr13" draw:text-style-name="P2" draw:layer="layout" svg:width="1.016cm" svg:height="2.667cm" svg:x="11.287cm" svg:y="14.2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3" draw:layer="layout" svg:width="3.302cm" svg:height="1.016cm" svg:x="7.858cm" svg:y="14.97cm">
          <draw:text-box>
            <text:p>dispatch()</text:p>
          </draw:text-box>
        </draw:frame>
        <draw:custom-shape draw:style-name="gr10" draw:text-style-name="P7" draw:layer="layout" svg:width="0.889cm" svg:height="2.54cm" svg:x="3.667cm" svg:y="14.3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5" draw:layer="layout" svg:width="3.429cm" svg:height="1.361cm" svg:x="4.556cm" svg:y="15.133cm">
          <draw:text-box>
            <text:p text:style-name="P4"><text:span text:style-name="T1">Engine input events</text:span></text:p>
          </draw:text-box>
        </draw:frame>
        <draw:custom-shape draw:style-name="gr16" draw:text-style-name="P2" draw:layer="layout" svg:width="3.429cm" svg:height="0.889cm" svg:x="1.889cm" svg:y="5.445cm">
          <text:p text:style-name="P1">Context A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429cm" svg:height="0.889cm" svg:x="8.874cm" svg:y="5.445cm">
          <text:p text:style-name="P1">Context B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429cm" svg:height="0.889cm" svg:x="15.605cm" svg:y="5.445cm">
          <text:p text:style-name="P1">Context C</text:p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5.08cm" svg:height="0.962cm" svg:x="8.239cm" svg:y="3.921cm">
          <draw:text-box>
            <text:p>Input contexts</text:p>
          </draw:text-box>
        </draw:frame>
        <draw:custom-shape draw:style-name="gr8" draw:text-style-name="P2" draw:layer="layout" svg:width="0.889cm" svg:height="2.667cm" svg:x="11.541cm" svg:y="7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5.08cm" svg:height="1.27cm" svg:x="12.811cm" svg:y="7.604cm">
          <draw:text-box>
            <text:p>onEvent()</text:p>
          </draw:text-box>
        </draw:frame>
        <draw:custom-shape draw:style-name="gr10" draw:text-style-name="P7" draw:layer="layout" svg:width="0.889cm" svg:height="2.54cm" svg:x="8.493cm" svg:y="7.0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5" draw:layer="layout" svg:width="3.556cm" svg:height="1.361cm" svg:x="4.556cm" svg:y="7.513cm">
          <draw:text-box>
            <text:p text:style-name="P4"><text:span text:style-name="T1">Engine input events</text:span></text:p>
          </draw:text-box>
        </draw:frame>
        <draw:frame draw:style-name="gr18" draw:text-style-name="P3" draw:layer="layout" svg:width="5.588cm" svg:height="1.673cm" svg:x="19.923cm" svg:y="3.413cm">
          <draw:text-box>
            <text:p>check(event)</text:p>
          </draw:text-box>
        </draw:frame>
        <draw:custom-shape draw:style-name="gr19" draw:text-style-name="P2" draw:layer="layout" svg:width="39.116cm" svg:height="1.016cm" svg:x="1.508cm" svg:y="27.416cm">
          <text:p text:style-name="P1">SDL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4.351cm" svg:height="5.461cm" svg:x="25.511cm" svg:y="12.811cm">
          <text:p text:style-name="P1">InputMapping.json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4.351cm" svg:height="2.921cm" svg:x="25.638cm" svg:y="3.54cm">
          <text:p text:style-name="P1">Commands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6.35cm" svg:height="1.673cm" draw:transform="rotate (-0.365297412442414) translate (19.08cm 11.21cm)">
          <draw:text-box>
            <text:p>LoadInputMapping()</text:p>
          </draw:text-box>
        </draw:frame>
        <draw:custom-shape draw:style-name="gr22" draw:text-style-name="P2" draw:layer="layout" svg:width="6.477cm" svg:height="1.016cm" draw:transform="rotate (-0.366170077068411) translate (18.763cm 12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6.223cm" svg:height="1.016cm" draw:transform="rotate (-0.332659755430119) translate (18.858cm 14.0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5" draw:layer="layout" svg:width="3.937cm" svg:height="1.361cm" draw:transform="rotate (-0.277507351067098) translate (20.312cm 16.144cm)">
          <draw:text-box>
            <text:p text:style-name="P4"><text:span text:style-name="T1">Input mapping</text:span></text:p>
          </draw:text-box>
        </draw:frame>
        <draw:custom-shape draw:style-name="gr24" draw:text-style-name="P2" draw:layer="layout" svg:width="8.28cm" svg:height="1.14cm" draw:transform="skewX (-0.016929693744345) rotate (0.490786585660806) translate (17.781cm 10.3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3" draw:layer="layout" svg:width="8.128cm" svg:height="1.397cm" draw:transform="rotate (0.484677933278825) translate (17.399cm 9.106cm)">
          <draw:text-box>
            <text:p>Command.setInput()</text:p>
          </draw:text-box>
        </draw:frame>
        <draw:custom-shape draw:style-name="gr26" draw:text-style-name="P2" draw:layer="layout" svg:width="4.953cm" svg:height="1.27cm" svg:x="20.05cm" svg:y="4.4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" draw:layer="layout" svg:width="1.016cm" svg:height="1.905cm" svg:x="28.94cm" svg:y="1.2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3" draw:layer="layout" svg:width="7.747cm" svg:height="1.254cm" svg:x="30.21cm" svg:y="1.635cm">
          <draw:text-box>
            <text:p>execute(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7T16:02:48.406958203</meta:creation-date>
    <dc:date>2023-04-07T17:39:45.286912522</dc:date>
    <meta:editing-duration>PT35M57S</meta:editing-duration>
    <meta:editing-cycles>10</meta:editing-cycles>
    <meta:generator>LibreOffice/6.4.7.2$Linux_X86_64 LibreOffice_project/40$Build-2</meta:generator>
    <meta:document-statistic meta:object-count="39"/>
  </office:meta>
</office:document-meta>
</file>